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CourierNew" svg:font-family="CourierNew"/>
    <style:font-face style:name="Verdana" svg:font-family="Verdana"/>
    <style:font-face style:name="Wingdings" svg:font-family="Wingdings"/>
    <style:font-face style:name="monospace" svg:font-family="monospace"/>
    <style:font-face style:name="sans-serif" svg:font-family="sans-serif"/>
    <style:font-face style:name="serif" svg:font-family="serif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298cm"/>
    </style:style>
    <style:style style:name="Procedemento.B" style:family="table-column">
      <style:table-column-properties style:column-width="9.19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officeooo:paragraph-rsid="01fb7d6b"/>
    </style:style>
    <style:style style:name="P1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82c7b" officeooo:paragraph-rsid="01fd33eb" style:font-size-asian="12pt" style:font-weight-asian="normal" style:font-name-complex="Calibri2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style:font-name="sans-serif" fo:font-size="6.75pt"/>
    </style:style>
    <style:style style:name="P16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d4aaa9" officeooo:paragraph-rsid="01809202" style:font-size-asian="12pt" style:font-weight-asian="normal" style:font-name-complex="Calibri2" style:font-size-complex="12pt" style:font-weight-complex="normal"/>
    </style:style>
    <style:style style:name="P17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d4aaa9" officeooo:paragraph-rsid="01fb7d6b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sans-serif" fo:font-size="6.75pt" fo:language="gl" fo:country="ES" fo:font-style="normal" fo:text-shadow="none" style:text-underline-style="none" fo:font-weight="normal" officeooo:rsid="01aa411d" officeooo:paragraph-rsid="0180920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paragraph-rsid="01fd33eb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1fb7d6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1fb7d6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fb7d6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 style:list-style-name="L1">
      <style:paragraph-properties fo:line-height="100%" fo:text-align="start" style:justify-single-word="false"/>
      <style:text-properties officeooo:paragraph-rsid="01e87fd3"/>
    </style:style>
    <style:style style:name="P24" style:family="paragraph" style:parent-style-name="Table_20_Contents" style:list-style-name="L1">
      <style:paragraph-properties fo:line-height="100%" fo:text-align="start" style:justify-single-word="false"/>
      <style:text-properties officeooo:paragraph-rsid="01ff7a3e"/>
    </style:style>
    <style:style style:name="P2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92a2c2" officeooo:paragraph-rsid="01fb7d6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a991b1" officeooo:paragraph-rsid="01fb7d6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de06e8" officeooo:paragraph-rsid="01fb7d6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b7d6b" officeooo:paragraph-rsid="01fb7d6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officeooo:paragraph-rsid="01e87fd3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b95e" officeooo:paragraph-rsid="01f3b95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.275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ans" fo:font-size="8pt" fo:language="gl" fo:country="ES" fo:font-style="normal" fo:text-shadow="none" style:text-underline-style="none" fo:font-weight="normal" officeooo:rsid="01e2c22f" officeooo:paragraph-rsid="01fb7d6b" style:font-name-asian="Calibri2" style:font-size-asian="8pt" style:font-style-asian="normal" style:font-weight-asian="normal" style:font-name-complex="Calibri2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1">
      <style:paragraph-properties fo:margin-top="0.166cm" fo:margin-bottom="0.353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5b8a" officeooo:paragraph-rsid="01ff7a3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1f8356f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1fd33eb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200d065" style:font-size-asian="12pt" style:font-weight-asian="normal" style:font-name-complex="Calibri2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3c0135" style:font-weight-asian="normal" style:font-weight-complex="normal"/>
    </style:style>
    <style:style style:name="T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officeooo:rsid="01fef30a"/>
    </style:style>
    <style:style style:name="T10" style:family="text">
      <style:text-properties style:font-name="Liberation Sans" fo:font-size="12pt" fo:language="gl" fo:country="ES" style:font-size-asian="10.5pt" style:font-size-complex="12pt"/>
    </style:style>
    <style:style style:name="T11" style:family="text">
      <style:text-properties style:font-name="Liberation Sans" fo:font-size="12pt" fo:language="gl" fo:country="ES" officeooo:rsid="01bc2cda" style:font-size-asian="10.5pt" style:font-size-complex="12pt"/>
    </style:style>
    <style:style style:name="T12" style:family="text">
      <style:text-properties style:font-name="Liberation Sans" fo:font-size="12pt" fo:language="gl" fo:country="ES" officeooo:rsid="01e7b49c" style:font-size-asian="10.5pt" style:font-size-complex="12pt"/>
    </style:style>
    <style:style style:name="T13" style:family="text">
      <style:text-properties style:font-name="Liberation Sans" fo:font-size="12pt" fo:language="gl" fo:country="ES" officeooo:rsid="01d737da" style:font-size-asian="10.5pt" style:font-size-complex="12pt"/>
    </style:style>
    <style:style style:name="T14" style:family="text">
      <style:text-properties style:font-name="Liberation Sans" fo:font-size="12pt" fo:language="gl" fo:country="ES" officeooo:rsid="01e3757e" style:font-size-asian="10.5pt" style:font-size-complex="12pt"/>
    </style:style>
    <style:style style:name="T15" style:family="text">
      <style:text-properties officeooo:rsid="01e19bf2"/>
    </style:style>
    <style:style style:name="T16" style:family="text">
      <style:text-properties officeooo:rsid="01ef2dda"/>
    </style:style>
    <style:style style:name="T17" style:family="text">
      <style:text-properties officeooo:rsid="01f82c7b"/>
    </style:style>
    <style:style style:name="T18" style:family="text">
      <style:text-properties officeooo:rsid="01f8356f"/>
    </style:style>
    <style:style style:name="T19" style:family="text">
      <style:text-properties officeooo:rsid="01e3001d"/>
    </style:style>
    <style:style style:name="T20" style:family="text">
      <style:text-properties officeooo:rsid="01942722"/>
    </style:style>
    <style:style style:name="T21" style:family="text">
      <style:text-properties officeooo:rsid="01de06e8"/>
    </style:style>
    <style:style style:name="T22" style:family="text">
      <style:text-properties officeooo:rsid="01dfcd90"/>
    </style:style>
    <style:style style:name="T23" style:family="text">
      <style:text-properties fo:color="#000080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1bc2cda" style:font-size-asian="10.5pt" style:language-asian="zxx" style:country-asian="none" style:font-style-asian="normal" style:font-weight-asian="normal" style:font-name-complex="Calibri2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4" style:family="text">
      <style:text-properties officeooo:rsid="0200d0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15">12 – DELL OptiPlex 745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6"><text:s/>Responsable</text:span> <text:span text:style-name="T7">D</text:span><text:span text:style-name="T6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33">Práctica: <text:span text:style-name="T16">BIOS (F2).</text:span></text:p>
            <text:p text:style-name="P34">Configuración</text:p>
          </table:table-cell>
        </table:table-row>
        <table:table-row table:style-name="Procedemento.2">
          <table:table-cell table:style-name="Procedemento.A2" office:value-type="string">
            <text:list xml:id="list3732404656" text:style-name="L1">
              <text:list-item>
                <text:p text:style-name="P36"><text:a xlink:type="simple" xlink:href="https://www.dell.com/downloads/emea/products/optix/optix_745_es.pdf" text:style-name="Internet_20_link" text:visited-style-name="Visited_20_Internet_20_Link"><text:span text:style-name="T23">PC Dell PowerEdge 745</text:span></text:a></text:p>
              </text:list-item>
              <text:list-item>
                <text:p text:style-name="P24"><text:span text:style-name="T12">[1] </text:span><text:a xlink:type="simple" xlink:href="https://downloads.dell.com/manuals/all-products/esuprt_desktop/esuprt_optiplex_desktop/optiplex-745_user%27s%20guide_es-mx.pdf" text:style-name="Internet_20_link" text:visited-style-name="Visited_20_Internet_20_Link"><text:span text:style-name="T11">Sistemas Dell OptiPlex 745 Guía del usuario</text:span></text:a></text:p>
              </text:list-item>
              <text:list-item>
                <text:p text:style-name="P32"><text:span text:style-name="T12">[2] </text:span><text:a xlink:type="simple" xlink:href="https://downloads.dell.com/manuals/all-products/esuprt_desktop/esuprt_optiplex_desktop/optiplex-745_reference%20guide_es-mx.pdf" text:style-name="Internet_20_link" text:visited-style-name="Visited_20_Internet_20_Link"><text:span text:style-name="T13">OptiPlex 745 Guía de referencia </text:span></text:a><text:a xlink:type="simple" xlink:href="https://downloads.dell.com/manuals/all-products/esuprt_desktop/esuprt_optiplex_desktop/optiplex-745_reference%20guide_es-mx.pdf" text:style-name="Internet_20_link" text:visited-style-name="Visited_20_Internet_20_Link"><text:span text:style-name="T14">rápida</text:span></text:a></text:p>
              </text:list-item>
            </text:list>
          </table:table-cell>
          <table:table-cell table:style-name="Procedemento.A2" office:value-type="string">
            <text:list xml:id="list3537480661" text:style-name="L2">
              <text:list-item>
                <text:p text:style-name="P26">Conectar: equipo, pantalla, teclado, rato.</text:p>
              </text:list-item>
              <text:list-item>
                <text:p text:style-name="P27">Encender e acceder á BIOS (F2).</text:p>
              </text:list-item>
              <text:list-item>
                <text:p text:style-name="P25">Configurar BIOS</text:p>
              </text:list-item>
            </text:list>
          </table:table-cell>
        </table:table-row>
      </table:table>
      <text:p text:style-name="P8"/>
      <text:p text:style-name="P8">Procedemento:<text:span text:style-name="T8"> </text:span></text:p>
      <text:list xml:id="list2625082760" text:style-name="L3">
        <text:list-item>
          <text:p text:style-name="P14">Conectar: equipo, pantalla, teclado, rato. </text:p>
        </text:list-item>
        <text:list-item>
          <text:p text:style-name="P14">Encender e acceder á BIOS (F2)</text:p>
        </text:list-item>
        <text:list-item>
          <text:p text:style-name="P14">Configuración da BIOS (páxina <text:span text:style-name="T24">8 </text:span>de [1]).</text:p>
        </text:list-item>
        <text:list-item>
          <text:p text:style-name="P19"><text:span text:style-name="T3">Revisa, identifica e anota tódolos elementos que se enumeran nesa sección (páxinas 8-1</text:span><text:span text:style-name="T5">2</text:span><text:span text:style-name="T3"> </text:span><text:span text:style-name="T4">de [1]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CourierNew" svg:font-family="CourierNew"/>
    <style:font-face style:name="Verdana" svg:font-family="Verdana"/>
    <style:font-face style:name="Wingdings" svg:font-family="Wingdings"/>
    <style:font-face style:name="monospace" svg:font-family="monospace"/>
    <style:font-face style:name="sans-serif" svg:font-family="sans-serif"/>
    <style:font-face style:name="serif" svg:font-family="serif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8</meta:editing-cycles>
    <meta:creation-date>2019-11-09T13:25:03.151138236</meta:creation-date>
    <meta:editing-duration>PT8H35M21S</meta:editing-duration>
    <meta:generator>LibreOffice/6.1.5.2$Linux_X86_64 LibreOffice_project/10$Build-2</meta:generator>
    <dc:subject>Práctica 12 - DELL OptiPlex 745</dc:subject>
    <dc:title>Taller - MME</dc:title>
    <dc:date>2020-01-11T12:35:24.424429330</dc:date>
    <meta:document-statistic meta:table-count="2" meta:image-count="2" meta:object-count="0" meta:page-count="1" meta:paragraph-count="23" meta:word-count="108" meta:character-count="666" meta:non-whitespace-character-count="5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